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1236in" fo:margin-left="-0.075in" table:align="left"/>
    </style:style>
    <style:style style:name="Table1.A" style:family="table-column">
      <style:table-column-properties style:column-width="0.376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5382in"/>
    </style:style>
    <style:style style:name="Table1.D" style:family="table-column">
      <style:table-column-properties style:column-width="3.959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048ff3d" officeooo:paragraph-rsid="0048ff3d" style:font-name-asian="Kozuka Gothic Pr6N L" style:font-size-asian="8.5pt" style:font-weight-asian="bold" style:font-name-complex="Open Sans" style:font-size-complex="8.5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normal" officeooo:rsid="0048ff3d" officeooo:paragraph-rsid="0048ff3d" style:font-name-asian="Kozuka Gothic Pr6N L" style:font-size-asian="8.5pt" style:font-weight-asian="normal" style:font-name-complex="Open Sans" style:font-size-complex="8.5pt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0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1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style:font-name-asian="Kozuka Gothic Pr6N L" style:font-size-asian="8.5pt" style:font-name-complex="Open Sans" style:font-size-complex="8.5pt"/>
    </style:style>
    <style:style style:name="P12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13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</style:style>
    <style:style style:name="P14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4pt" fo:font-weight="bold" style:font-name-asian="Kozuka Gothic Pr6N L" style:font-size-asian="14pt" style:font-weight-asian="bold" style:font-name-complex="Open Sans" style:font-size-complex="14pt" style:font-weight-complex="bold"/>
    </style:style>
    <style:style style:name="P15" style:family="paragraph" style:parent-style-name="List_20_Paragraph" style:list-style-name="WWNum10">
      <style:paragraph-properties fo:line-height="100%"/>
    </style:style>
    <style:style style:name="P16" style:family="paragraph" style:parent-style-name="List_20_Paragraph" style:list-style-name="WWNum12">
      <style:paragraph-properties fo:margin-top="0in" fo:margin-bottom="0in" loext:contextual-spacing="false" fo:line-height="100%"/>
    </style:style>
    <style:style style:name="P17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0935850"/>
    </style:style>
    <style:style style:name="P18" style:family="paragraph" style:parent-style-name="List_20_Paragraph" style:list-style-name="WWNum11">
      <style:paragraph-properties fo:margin-top="0in" fo:margin-bottom="0in" loext:contextual-spacing="false" fo:line-height="100%"/>
    </style:style>
    <style:style style:name="P19" style:family="paragraph" style:parent-style-name="List_20_Paragraph" style:list-style-name="WWNum10">
      <style:paragraph-properties fo:margin-top="0in" fo:margin-bottom="0in" loext:contextual-spacing="false" fo:line-height="100%"/>
    </style:style>
    <style:style style:name="P20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21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22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23" style:family="paragraph" style:parent-style-name="List_20_Paragraph" style:list-style-name="WWNum10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b5c4f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11ae55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1287e6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300217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321e12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04ffaa5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07a1072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08eeb61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0935850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24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25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26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27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28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29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30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31" style:family="text">
      <style:text-properties style:font-name="Open Sans" fo:font-size="8.5pt" style:font-size-asian="8.5pt" style:font-name-complex="Open Sans" style:font-size-complex="8.5pt"/>
    </style:style>
    <style:style style:name="T32" style:family="text">
      <style:text-properties style:font-name="Open Sans" fo:font-size="8.5pt" officeooo:rsid="0066abe7" style:font-size-asian="8.5pt" style:font-name-complex="Open Sans" style:font-size-complex="8.5pt"/>
    </style:style>
    <style:style style:name="T33" style:family="text">
      <style:text-properties style:font-name="Open Sans" fo:font-size="8.5pt" officeooo:rsid="00935850" style:font-size-asian="8.5pt" style:font-name-complex="Open Sans" style:font-size-complex="8.5pt"/>
    </style:style>
    <style:style style:name="T34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35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36" style:family="text">
      <style:text-properties style:font-name="Open Sans" fo:font-size="8.5pt" style:text-underline-style="solid" style:text-underline-width="auto" style:text-underline-color="font-color" officeooo:rsid="0097aaa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37" style:family="text">
      <style:text-properties style:font-name="Open Sans" fo:font-size="8.5pt" style:text-underline-style="solid" style:text-underline-width="auto" style:text-underline-color="font-color" officeooo:rsid="00993cf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38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39" style:family="text">
      <style:text-properties style:font-name="Open Sans" fo:font-size="8.5pt" style:text-underline-style="none" fo:font-weight="normal" officeooo:rsid="0002488f" style:text-underline-mode="continuous" style:text-overline-mode="continuous" style:text-line-through-mode="continuous" style:font-name-asian="Kozuka Gothic Pr6N L" style:font-size-asian="8.5pt" style:font-weight-asian="normal" style:font-name-complex="Open Sans" style:font-size-complex="8.5pt" style:font-weight-complex="normal"/>
    </style:style>
    <style:style style:name="T40" style:family="text">
      <style:text-properties style:font-name="Open Sans" fo:font-size="8.5pt" style:text-underline-style="none" fo:font-weight="normal" officeooo:rsid="0096abae" style:text-underline-mode="continuous" style:text-overline-mode="continuous" style:text-line-through-mode="continuous" style:font-name-asian="Kozuka Gothic Pr6N L" style:font-size-asian="8.5pt" style:font-weight-asian="normal" style:font-name-complex="Open Sans" style:font-size-complex="8.5pt" style:font-weight-complex="normal"/>
    </style:style>
    <style:style style:name="T41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42" style:family="text">
      <style:text-properties style:font-name="Open Sans" fo:font-size="8.5pt" style:text-underline-style="none" officeooo:rsid="0097aaa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43" style:family="text">
      <style:text-properties style:font-name="Open Sans" fo:font-size="8.5pt" style:text-underline-style="none" officeooo:rsid="00993cf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44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45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46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47" style:family="text">
      <style:text-properties officeooo:rsid="003e5fd6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4a4a4b"/>
    </style:style>
    <style:style style:name="T50" style:family="text">
      <style:text-properties officeooo:rsid="00766b0c"/>
    </style:style>
    <style:style style:name="T51" style:family="text">
      <style:text-properties officeooo:rsid="007d1d76"/>
    </style:style>
    <style:style style:name="T52" style:family="text">
      <style:text-properties officeooo:rsid="0082b6b5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ckenna Cisler</text:p>
      <text:p text:style-name="P10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8"><text:span text:style-name="T23">www.mcisler.co</text:span><text:span text:style-name="T25">m</text:span><text:span text:style-name="T23"> </text:span><text:span text:style-name="T44">(</text:span><text:span text:style-name="T45">see for </text:span><text:span text:style-name="T46">project links</text:span><text:span text:style-name="T44">)</text:span></text:p>
            <text:p text:style-name="P8"><text:span text:style-name="Default_20_Paragraph_20_Font"><text:span text:style-name="T1">www.linkedin.com/in/</text:span></text:span><text:span text:style-name="Default_20_Paragraph_20_Font"><text:span text:style-name="T23">mckenna-cisler</text:span></text:span></text:p>
            <text:p text:style-name="P8"><text:span text:style-name="Default_20_Paragraph_20_Font"><text:span text:style-name="T1">www.github.com/</text:span></text:span><text:span text:style-name="Default_20_Paragraph_20_Font"><text:span text:style-name="T23">MckennaCisler</text:span></text:span></text:p>
          </table:table-cell>
          <table:covered-table-cell/>
          <table:covered-table-cell/>
          <table:table-cell table:style-name="Table1.A1" office:value-type="string">
            <text:p text:style-name="P5">492 Birches Road</text:p>
            <text:p text:style-name="P5">Sugar Hill, NH</text:p>
            <text:p text:style-name="P5"><text:s/>(603) 991-2470</text:p>
          </table:table-cell>
        </table:table-row>
        <table:table-row>
          <table:table-cell table:style-name="Table1.A2" table:number-columns-spanned="4" office:value-type="string">
            <text:p text:style-name="P2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/>
          </table:table-cell>
          <table:table-cell table:style-name="Table1.A3" table:number-columns-spanned="3" office:value-type="string">
            <text:p text:style-name="P8"><text:span text:style-name="Default_20_Paragraph_20_Font"><text:span text:style-name="T23">B.S. Computer Science <text:tab/><text:tab/> <text:s text:c="2"/><text:tab/> <text:s text:c="5"/></text:span></text:span><text:span text:style-name="Default_20_Paragraph_20_Font"><text:span text:style-name="T24">GPA: </text:span></text:span><text:span text:style-name="Default_20_Paragraph_20_Font"><text:span text:style-name="T1">3.83</text:span></text:span><text:span text:style-name="Default_20_Paragraph_20_Font"><text:span text:style-name="T23"> </text:span></text:span><text:span text:style-name="Default_20_Paragraph_20_Font"><text:span text:style-name="T1">/ 4.0<text:tab/><text:tab/> <text:s text:c="3"/><text:tab/> <text:s text:c="3"/><text:tab/> <text:s text:c="8"/></text:span></text:span><text:span text:style-name="Default_20_Paragraph_20_Font"><text:span text:style-name="T23">Sept 2016 — May 2020</text:span></text:span></text:p>
            <text:p text:style-name="P8"><text:span text:style-name="Default_20_Paragraph_20_Font"><text:span text:style-name="T28">Brown University</text:span></text:span><text:span text:style-name="Default_20_Paragraph_20_Font"><text:span text:style-name="T29">, Providence, RI</text:span></text:span></text:p>
            <text:p text:style-name="P3"><text:span text:style-name="T49">Courses</text:span>: <text:span text:style-name="T48">Introduction to Software Engineering, Introduction to Computer Systems, Digital Electronics Systems Design</text:span></text:p>
            <text:p text:style-name="P7"/>
            <text:p text:style-name="P8"><text:span text:style-name="Default_20_Paragraph_20_Font"><text:span text:style-name="T23">High School <text:tab/><text:tab/><text:tab/><text:tab/> <text:s text:c="5"/></text:span></text:span><text:span text:style-name="Default_20_Paragraph_20_Font"><text:span text:style-name="T24">GPA: </text:span></text:span><text:span text:style-name="Default_20_Paragraph_20_Font"><text:span text:style-name="T1">92.24 / 100 <text:tab/> <text:s text:c="4"/><text:tab/> <text:s text:c="25"/></text:span></text:span><text:span text:style-name="Default_20_Paragraph_20_Font"><text:span text:style-name="T23">Aug 2012 — June 2016</text:span></text:span></text:p>
            <text:p text:style-name="P8"><text:span text:style-name="Default_20_Paragraph_20_Font"><text:span text:style-name="T28">St. Johnsbury Academy</text:span></text:span><text:span text:style-name="Default_20_Paragraph_20_Font"><text:span text:style-name="T29">, St. Johnsbury, VT</text:span>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RELEVANT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A5" table:number-columns-spanned="3" office:value-type="string">
            <text:p text:style-name="P2">Robotics Technician</text:p>
            <text:p text:style-name="P8"><text:span text:style-name="Default_20_Paragraph_20_Font"><text:span text:style-name="T27">Humanity-Centered Robotics Initiative, Brown University </text:span></text:span><text:span text:style-name="Default_20_Paragraph_20_Font"><text:span text:style-name="T1"><text:tab/> <text:s text:c="7"/><text:tab/> <text:tab/><text:tab/> <text:s text:c="11"/></text:span></text:span><text:span text:style-name="Default_20_Paragraph_20_Font"><text:span text:style-name="T23">Sept 2016 — Present</text:span></text:span></text:p>
            <text:list xml:id="list1522694482" text:style-name="WWNum12">
              <text:list-item>
                <text:p text:style-name="P16"><text:span text:style-name="Default_20_Paragraph_20_Font"><text:span text:style-name="T33">Developing</text:span></text:span><text:span text:style-name="Default_20_Paragraph_20_Font"><text:span text:style-name="T31"> generalized video conferencing and teleoperation web platform for robots (</text:span></text:span><text:span text:style-name="Default_20_Paragraph_20_Font"><text:span text:style-name="T34">NodeJS</text:span></text:span><text:span text:style-name="Default_20_Paragraph_20_Font"><text:span text:style-name="T31">, </text:span></text:span><text:span text:style-name="Default_20_Paragraph_20_Font"><text:span text:style-name="T38">P2P</text:span></text:span><text:span text:style-name="Default_20_Paragraph_20_Font"><text:span text:style-name="T32">, </text:span></text:span><text:span text:style-name="Default_20_Paragraph_20_Font"><text:span text:style-name="T34">ROS</text:span></text:span><text:span text:style-name="Default_20_Paragraph_20_Font"><text:span text:style-name="T31">).</text:span></text:span></text:p>
              </text:list-item>
              <text:list-item>
                <text:p text:style-name="P17"><text:span text:style-name="Default_20_Paragraph_20_Font"><text:span text:style-name="T22">Developing</text:span></text:span><text:span text:style-name="Default_20_Paragraph_20_Font"><text:span text:style-name="T1"> hardware interfacing, voice communication, and user interaction design for “Tablebot” – a novel mobile telepresence robot designed to resemble furniture (</text:span></text:span><text:span text:style-name="Default_20_Paragraph_20_Font"><text:span text:style-name="T35">C++</text:span></text:span><text:span text:style-name="Default_20_Paragraph_20_Font"><text:span text:style-name="T1">, </text:span></text:span><text:span text:style-name="Default_20_Paragraph_20_Font"><text:span text:style-name="T35">Python</text:span></text:span><text:span text:style-name="Default_20_Paragraph_20_Font"><text:span text:style-name="T1">, </text:span></text:span><text:span text:style-name="Default_20_Paragraph_20_Font"><text:span text:style-name="T35">ROS</text:span></text:span><text:span text:style-name="Default_20_Paragraph_20_Font"><text:span text:style-name="T1">).</text:span></text:span></text:p>
              </text:list-item>
              <text:list-item>
                <text:p text:style-name="P16"><text:span text:style-name="Default_20_Paragraph_20_Font"><text:span text:style-name="T1">Co-developing </text:span></text:span><text:span text:style-name="Default_20_Paragraph_20_Font"><text:span text:style-name="T35">NodeJS</text:span></text:span><text:span text:style-name="Default_20_Paragraph_20_Font"><text:span text:style-name="T1"> &amp; </text:span></text:span><text:span text:style-name="Default_20_Paragraph_20_Font"><text:span text:style-name="T35">NodeMCU-based</text:span></text:span><text:span text:style-name="Default_20_Paragraph_20_Font"><text:span text:style-name="T1"> wireless trash can monitoring system for Brown University Facilities Department</text:span></text:span><text:span text:style-name="Default_20_Paragraph_20_Font"><text:span text:style-name="T9">; ran two </text:span></text:span><text:span text:style-name="Default_20_Paragraph_20_Font"><text:span text:style-name="T21">successful </text:span></text:span><text:span text:style-name="Default_20_Paragraph_20_Font"><text:span text:style-name="T10">one-week</text:span></text:span><text:span text:style-name="Default_20_Paragraph_20_Font"><text:span text:style-name="T9"> trial</text:span></text:span><text:span text:style-name="Default_20_Paragraph_20_Font"><text:span text:style-name="T11">s</text:span></text:span><text:span text:style-name="Default_20_Paragraph_20_Font"><text:span text:style-name="T9">.</text:span></text:span></text:p>
              </text:list-item>
              <text:list-item>
                <text:p text:style-name="P16"><text:span text:style-name="Default_20_Paragraph_20_Font"><text:span text:style-name="T1">Setting up various </text:span></text:span><text:span text:style-name="Default_20_Paragraph_20_Font"><text:span text:style-name="T35">ROS</text:span></text:span><text:span text:style-name="Default_20_Paragraph_20_Font"><text:span text:style-name="T1">-based robots, including the TurtleBot and MIT’s DuckieBot self-driving car.</text:span></text:span></text:p>
              </text:list-item>
              <text:list-item>
                <text:p text:style-name="P16"><text:span text:style-name="Default_20_Paragraph_20_Font"><text:span text:style-name="T1">Worked on </text:span></text:span><text:span text:style-name="Default_20_Paragraph_20_Font"><text:span text:style-name="T35">Raspberry Pi</text:span></text:span><text:span text:style-name="Default_20_Paragraph_20_Font"><text:span text:style-name="T23"> </text:span></text:span><text:span text:style-name="Default_20_Paragraph_20_Font"><text:span text:style-name="T1">and</text:span></text:span><text:span text:style-name="Default_20_Paragraph_20_Font"><text:span text:style-name="T23"> </text:span></text:span><text:span text:style-name="Default_20_Paragraph_20_Font"><text:span text:style-name="T35">OpenCV-based</text:span></text:span><text:span text:style-name="Default_20_Paragraph_20_Font"><text:span text:style-name="T1"> dice-reading randomness generator.</text:span></text:span></text:p>
              </text:list-item>
            </text:list>
            <text:p text:style-name="P11"/>
            <text:p text:style-name="P2">Flight Software Programmer</text:p>
            <text:p text:style-name="P9"><text:span text:style-name="Default_20_Paragraph_20_Font"><text:span text:style-name="T27">Brown Space Engineering Club, Brown University <text:tab/><text:tab/><text:tab/><text:tab/><text:tab/> <text:s text:c="10"/></text:span></text:span><text:span text:style-name="Default_20_Paragraph_20_Font"><text:span text:style-name="T26"><text:s/></text:span></text:span><text:span text:style-name="Default_20_Paragraph_20_Font"><text:span text:style-name="T24">Sept 2016 — Present</text:span></text:span></text:p>
            <text:list xml:id="list1657518871" text:style-name="WWNum11">
              <text:list-item>
                <text:p text:style-name="P22">Working on flight software <text:span text:style-name="T47">team </text:span>for CubeSat scheduled to launch in early 2018.</text:p>
              </text:list-item>
              <text:list-item>
                <text:p text:style-name="P18"><text:span text:style-name="Default_20_Paragraph_20_Font"><text:span text:style-name="T20">Developing</text:span></text:span><text:span text:style-name="Default_20_Paragraph_20_Font"><text:span text:style-name="T1"> </text:span></text:span><text:span text:style-name="Default_20_Paragraph_20_Font"><text:span text:style-name="T35">RTOS</text:span></text:span><text:span text:style-name="Default_20_Paragraph_20_Font"><text:span text:style-name="T1"> tasks in </text:span></text:span><text:span text:style-name="Default_20_Paragraph_20_Font"><text:span text:style-name="T35">C</text:span></text:span><text:span text:style-name="Default_20_Paragraph_20_Font"><text:span text:style-name="T1"> for multi-frequency data recording and transmission packaging.</text:span></text:span></text:p>
              </text:list-item>
              <text:list-item>
                <text:p text:style-name="P22"><text:span text:style-name="T50">Co-developing</text:span> boot sequence and satellite state handling systems.</text:p>
              </text:list-item>
              <text:list-item>
                <text:p text:style-name="P22">Co-designing data collection structures and transmission schema; writing reliability tests.</text:p>
              </text:list-item>
              <text:list-item>
                <text:p text:style-name="P22">Optimized data structure RAM usage; converted all systems to <text:span text:style-name="T51">safer </text:span>static memory allocation.</text:p>
              </text:list-item>
            </text:list>
            <text:p text:style-name="P4"/>
            <text:p text:style-name="P2">Educational Resource Developer / Camp Instructor</text:p>
            <text:p text:style-name="P8"><text:span text:style-name="Default_20_Paragraph_20_Font"><text:span text:style-name="T26">White Mountain Science, Inc., Bethlehem, NH</text:span></text:span><text:span text:style-name="Default_20_Paragraph_20_Font"><text:span text:style-name="T23"><text:tab/><text:tab/> <text:s text:c="19"/><text:tab/><text:tab/> <text:s text:c="11"/>Jan 2015 —</text:span></text:span><text:span text:style-name="Default_20_Paragraph_20_Font"><text:span text:style-name="T24"> Aug 2017</text:span></text:span></text:p>
            <text:list xml:id="list1215243632" text:style-name="WWNum10">
              <text:list-item>
                <text:p text:style-name="P23">Planned and ran STEAM workshops for 3rd – 9th graders. </text:p>
              </text:list-item>
              <text:list-item>
                <text:p text:style-name="P23"><text:span text:style-name="T52">Designed</text:span> and configured High Altitude Balloon (HAB) on-board, tracking, and retrieval systems.</text:p>
              </text:list-item>
              <text:list-item>
                <text:p text:style-name="P19"><text:span text:style-name="Default_20_Paragraph_20_Font"><text:span text:style-name="T1">Developed an </text:span></text:span><text:span text:style-name="Default_20_Paragraph_20_Font"><text:span text:style-name="T35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8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15"><text:span text:style-name="Default_20_Paragraph_20_Font"><text:span text:style-name="T17">D</text:span></text:span><text:span text:style-name="Default_20_Paragraph_20_Font"><text:span text:style-name="T16">eveloped</text:span></text:span><text:span text:style-name="Default_20_Paragraph_20_Font"><text:span text:style-name="T1"> educational tools </text:span></text:span><text:span text:style-name="Default_20_Paragraph_20_Font"><text:span text:style-name="T17">and coding </text:span></text:span><text:span text:style-name="Default_20_Paragraph_20_Font"><text:span text:style-name="T18">lessons </text:span></text:span><text:span text:style-name="Default_20_Paragraph_20_Font"><text:span text:style-name="T14">(</text:span></text:span><text:span text:style-name="Default_20_Paragraph_20_Font"><text:span text:style-name="T1">ScratchX extensions, </text:span></text:span><text:span text:style-name="Default_20_Paragraph_20_Font"><text:span text:style-name="T19">Javascript &amp; Scratch tutorials</text:span></text:span><text:span text:style-name="Default_20_Paragraph_20_Font"><text:span text:style-name="T15">)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/>
          </table:table-cell>
          <table:table-cell table:style-name="Table1.A3" table:number-columns-spanned="3" office:value-type="string">
            <text:list xml:id="list362936721" text:style-name="L1">
              <text:list-item>
                <text:p text:style-name="P20"><text:span text:style-name="Default_20_Paragraph_20_Font"><text:span text:style-name="T43">Co-created </text:span></text:span><text:span text:style-name="Default_20_Paragraph_20_Font"><text:span text:style-name="T35">Java / Javascript</text:span></text:span><text:span text:style-name="Default_20_Paragraph_20_Font"><text:span text:style-name="T1"> webapp for Wikipedia Game; co-designed and debugged websocket communication framework, designed Wikipedia page crawling, caching, and dynamic game generation; </text:span></text:span><text:span text:style-name="Default_20_Paragraph_20_Font"><text:span text:style-name="T7">decreased</text:span></text:span><text:span text:style-name="Default_20_Paragraph_20_Font"><text:span text:style-name="T1"> memory usage </text:span></text:span><text:span text:style-name="Default_20_Paragraph_20_Font"><text:span text:style-name="T7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30">Introduction to Software Engineering</text:span></text:span><text:span text:style-name="Default_20_Paragraph_20_Font"><text:span text:style-name="T29"> final team project</text:span></text:span></text:p>
              </text:list-item>
              <text:list-item>
                <text:p text:style-name="P20"><text:span text:style-name="Default_20_Paragraph_20_Font"><text:span text:style-name="T40">Developed</text:span></text:span><text:span text:style-name="Default_20_Paragraph_20_Font"><text:span text:style-name="T39"> </text:span></text:span><text:span text:style-name="Default_20_Paragraph_20_Font"><text:span text:style-name="T35">Javascript-based</text:span></text:span><text:span text:style-name="Default_20_Paragraph_20_Font"><text:span text:style-name="T41"> </text:span></text:span><text:span text:style-name="Default_20_Paragraph_20_Font"><text:span text:style-name="T1">academic citation conversion engine and </text:span></text:span><text:span text:style-name="Default_20_Paragraph_20_Font"><text:span text:style-name="T35">Apache / PHP</text:span></text:span><text:span text:style-name="Default_20_Paragraph_20_Font"><text:span text:style-name="T1"> web app; </text:span></text:span><text:span text:style-name="Default_20_Paragraph_20_Font"><text:span text:style-name="T12">1000</text:span></text:span><text:span text:style-name="Default_20_Paragraph_20_Font"><text:span text:style-name="T13">+</text:span></text:span><text:span text:style-name="Default_20_Paragraph_20_Font"><text:span text:style-name="T12"> weekly visitors</text:span></text:span><text:span text:style-name="Default_20_Paragraph_20_Font"><text:span text:style-name="T1">.</text:span></text:span></text:p>
              </text:list-item>
              <text:list-item>
                <text:p text:style-name="P21"><text:span text:style-name="Default_20_Paragraph_20_Font"><text:span text:style-name="T3">Co-created m</text:span></text:span><text:span text:style-name="Default_20_Paragraph_20_Font"><text:span text:style-name="T1">usic queue web app for crowd-sourced playlists </text:span></text:span><text:span text:style-name="Default_20_Paragraph_20_Font"><text:span text:style-name="T4">with</text:span></text:span><text:span text:style-name="Default_20_Paragraph_20_Font"><text:span text:style-name="T1"> </text:span></text:span><text:span text:style-name="Default_20_Paragraph_20_Font"><text:span text:style-name="T35">Meteor</text:span></text:span><text:span text:style-name="Default_20_Paragraph_20_Font"><text:span text:style-name="T1">,</text:span></text:span><text:span text:style-name="Default_20_Paragraph_20_Font"><text:span text:style-name="T23"> </text:span></text:span><text:span text:style-name="Default_20_Paragraph_20_Font"><text:span text:style-name="T35">MongoDB</text:span></text:span><text:span text:style-name="Default_20_Paragraph_20_Font"><text:span text:style-name="T1">. </text:span></text:span><text:span text:style-name="Default_20_Paragraph_20_Font"><text:span text:style-name="T29">Hack@Brown hackathon team</text:span></text:span></text:p>
              </text:list-item>
              <text:list-item>
                <text:p text:style-name="P20"><text:span text:style-name="Default_20_Paragraph_20_Font"><text:span text:style-name="T5">Co-created </text:span></text:span><text:span text:style-name="Default_20_Paragraph_20_Font"><text:span text:style-name="T6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35">NodeJS</text:span></text:span><text:span text:style-name="Default_20_Paragraph_20_Font"><text:span text:style-name="T1">, </text:span></text:span><text:span text:style-name="Default_20_Paragraph_20_Font"><text:span text:style-name="T35">D3.js</text:span></text:span><text:span text:style-name="Default_20_Paragraph_20_Font"><text:span text:style-name="T1">. </text:span></text:span><text:span text:style-name="Default_20_Paragraph_20_Font"><text:span text:style-name="T29">Brown Datathon team</text:span></text:span></text:p>
              </text:list-item>
              <text:list-item>
                <text:p text:style-name="P20"><text:span text:style-name="Default_20_Paragraph_20_Font"><text:span text:style-name="T42">Designed </text:span></text:span><text:span text:style-name="Default_20_Paragraph_20_Font"><text:span text:style-name="T35">Raspberry Pi-based</text:span></text:span><text:span text:style-name="Default_20_Paragraph_20_Font"><text:span text:style-name="T1"> alarm clock with </text:span></text:span><text:span text:style-name="Default_20_Paragraph_20_Font"><text:span text:style-name="T35">Python</text:span></text:span><text:span text:style-name="Default_20_Paragraph_20_Font"><text:span text:style-name="T1"> backend to web interface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2">Languages</text:p>
          </table:table-cell>
          <table:table-cell table:style-name="Table1.B9" table:number-columns-spanned="2" office:value-type="string">
            <text:p text:style-name="P13"><text:span text:style-name="Default_20_Paragraph_20_Font"><text:span text:style-name="T1">Strong in </text:span></text:span><text:span text:style-name="Default_20_Paragraph_20_Font"><text:span text:style-name="T35">Java</text:span></text:span><text:span text:style-name="Default_20_Paragraph_20_Font"><text:span text:style-name="T1">;</text:span></text:span><text:span text:style-name="Default_20_Paragraph_20_Font"><text:span text:style-name="T23"> </text:span></text:span><text:span text:style-name="Default_20_Paragraph_20_Font"><text:span text:style-name="T1">Proficient in </text:span></text:span><text:span text:style-name="Default_20_Paragraph_20_Font"><text:span text:style-name="T35">Javascript</text:span></text:span><text:span text:style-name="Default_20_Paragraph_20_Font"><text:span text:style-name="T1">,</text:span></text:span><text:span text:style-name="Default_20_Paragraph_20_Font"><text:span text:style-name="T23"> </text:span></text:span><text:span text:style-name="Default_20_Paragraph_20_Font"><text:span text:style-name="T35">C</text:span></text:span><text:span text:style-name="Default_20_Paragraph_20_Font"><text:span text:style-name="T23"> </text:span></text:span><text:span text:style-name="Default_20_Paragraph_20_Font"><text:span text:style-name="T1">&amp;</text:span></text:span><text:span text:style-name="Default_20_Paragraph_20_Font"><text:span text:style-name="T23"> </text:span></text:span><text:span text:style-name="Default_20_Paragraph_20_Font"><text:span text:style-name="T35">Python</text:span></text:span><text:span text:style-name="Default_20_Paragraph_20_Font"><text:span text:style-name="T1">;</text:span></text:span><text:span text:style-name="Default_20_Paragraph_20_Font"><text:span text:style-name="T23"> </text:span></text:span><text:span text:style-name="Default_20_Paragraph_20_Font"><text:span text:style-name="T1">Experience with </text:span></text:span><text:span text:style-name="Default_20_Paragraph_20_Font"><text:span text:style-name="T35">C++</text:span></text:span></text:p>
          </table:table-cell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2">Tools</text:p>
          </table:table-cell>
          <table:table-cell table:style-name="Table1.B9" table:number-columns-spanned="2" office:value-type="string">
            <text:p text:style-name="P13"><text:span text:style-name="Default_20_Paragraph_20_Font"><text:span text:style-name="T1">Strong in </text:span></text:span><text:span text:style-name="Default_20_Paragraph_20_Font"><text:span text:style-name="T35">jQuery</text:span></text:span><text:span text:style-name="Default_20_Paragraph_20_Font"><text:span text:style-name="T1">, </text:span></text:span><text:span text:style-name="Default_20_Paragraph_20_Font"><text:span text:style-name="T35">Bootstrap</text:span></text:span><text:span text:style-name="Default_20_Paragraph_20_Font"><text:span text:style-name="T1"> &amp; </text:span></text:span><text:span text:style-name="Default_20_Paragraph_20_Font"><text:span text:style-name="T35">Git (CLI)</text:span></text:span><text:span text:style-name="Default_20_Paragraph_20_Font"><text:span text:style-name="T1">; Proficient in </text:span></text:span><text:span text:style-name="Default_20_Paragraph_20_Font"><text:span text:style-name="T35">NodeJS</text:span></text:span><text:span text:style-name="Default_20_Paragraph_20_Font"><text:span text:style-name="T1">, </text:span></text:span><text:span text:style-name="Default_20_Paragraph_20_Font"><text:span text:style-name="T35">React</text:span></text:span><text:span text:style-name="Default_20_Paragraph_20_Font"><text:span text:style-name="T1">, </text:span></text:span><text:span text:style-name="Default_20_Paragraph_20_Font"><text:span text:style-name="T35">Python Tornado</text:span></text:span><text:span text:style-name="Default_20_Paragraph_20_Font"><text:span text:style-name="T1">, </text:span></text:span><text:span text:style-name="Default_20_Paragraph_20_Font"><text:span text:style-name="T35">ROS</text:span></text:span><text:span text:style-name="Default_20_Paragraph_20_Font"><text:span text:style-name="T1"> &amp; </text:span></text:span><text:span text:style-name="Default_20_Paragraph_20_Font"><text:span text:style-name="T35">FreeRTOS</text:span></text:span></text:p>
          </table:table-cell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2">Other</text:p>
          </table:table-cell>
          <table:table-cell table:style-name="Table1.B9" table:number-columns-spanned="2" office:value-type="string">
            <text:p text:style-name="P8"><text:span text:style-name="Default_20_Paragraph_20_Font"><text:span text:style-name="T1">Experience with CAD (</text:span></text:span><text:span text:style-name="Default_20_Paragraph_20_Font"><text:span text:style-name="T35">Inventor</text:span></text:span><text:span text:style-name="Default_20_Paragraph_20_Font"><text:span text:style-name="T1">, </text:span></text:span><text:span text:style-name="Default_20_Paragraph_20_Font"><text:span text:style-name="T35">OnShape</text:span></text:span><text:span text:style-name="Default_20_Paragraph_20_Font"><text:span text:style-name="T1">), 3D Printing, Laser Cutting &amp; Lathe</text:span></text:span></text:p>
            <text:p text:style-name="P8"><text:span text:style-name="Default_20_Paragraph_20_Font"><text:span text:style-name="T1">Experience with graphic design (</text:span></text:span><text:span text:style-name="Default_20_Paragraph_20_Font"><text:span text:style-name="T35">Blender</text:span></text:span><text:span text:style-name="Default_20_Paragraph_20_Font"><text:span text:style-name="T1">, </text:span></text:span><text:span text:style-name="Default_20_Paragraph_20_Font"><text:span text:style-name="T35">Premier</text:span></text:span><text:span text:style-name="Default_20_Paragraph_20_Font"><text:span text:style-name="T1">, </text:span></text:span><text:span text:style-name="Default_20_Paragraph_20_Font"><text:span text:style-name="T35">GIMP</text:span></text:span><text:span text:style-name="Default_20_Paragraph_20_Font"><text:span text:style-name="T1">, </text:span></text:span><text:span text:style-name="Default_20_Paragraph_20_Font"><text:span text:style-name="T35">Photoshop)</text:span></text:span></text:p>
            <text:p text:style-name="P4">Licensed amateur radio operator (awaiting call sign)</text:p>
            <text:p text:style-name="P8"><text:span text:style-name="Default_20_Paragraph_20_Font"><text:span text:style-name="T1">Student Pilot Certificate (licensed to train solo)</text:span></text:span></text:p>
          </table:table-cell>
          <table:covered-table-cell/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2402in" fo:margin-left="0.75in" fo:margin-right="0.7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References upon reques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/>
    <meta:initial-creator>Mckenna Cisler</meta:initial-creator>
    <meta:creation-date>2016-11-08T17:51:00Z</meta:creation-date>
    <dc:date>2017-09-15T23:21:33.530869424</dc:date>
    <meta:print-date>2017-06-25T16:39:00Z</meta:print-date>
    <meta:editing-cycles>680</meta:editing-cycles>
    <meta:editing-duration>PT4H13M17S</meta:editing-duration>
    <meta:document-statistic meta:table-count="1" meta:image-count="0" meta:object-count="0" meta:page-count="2" meta:paragraph-count="52" meta:word-count="473" meta:character-count="3610" meta:non-whitespace-character-count="30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